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0ca066" officeooo:paragraph-rsid="000ca066"/>
    </style:style>
    <style:style style:name="P4" style:family="paragraph" style:parent-style-name="Heading_20_2">
      <style:text-properties officeooo:rsid="000ab172" officeooo:paragraph-rsid="000ab172"/>
    </style:style>
    <style:style style:name="P5" style:family="paragraph" style:parent-style-name="Heading_20_2">
      <style:text-properties officeooo:paragraph-rsid="000ab172"/>
    </style:style>
    <style:style style:name="P6" style:family="paragraph" style:parent-style-name="Heading_20_2">
      <style:text-properties officeooo:rsid="000ca066" officeooo:paragraph-rsid="000ca066"/>
    </style:style>
    <style:style style:name="P7" style:family="paragraph" style:parent-style-name="Heading_20_2">
      <style:text-properties officeooo:paragraph-rsid="000ca066"/>
    </style:style>
    <style:style style:name="P8" style:family="paragraph" style:parent-style-name="Heading_20_2">
      <style:text-properties officeooo:rsid="000dd678" officeooo:paragraph-rsid="000dd678"/>
    </style:style>
    <style:style style:name="P9" style:family="paragraph" style:parent-style-name="Text_20_body">
      <style:text-properties fo:font-weight="normal" officeooo:rsid="0010f124" officeooo:paragraph-rsid="0010f124" style:font-weight-asian="normal" style:font-weight-complex="normal"/>
    </style:style>
    <style:style style:name="P10" style:family="paragraph" style:parent-style-name="Text_20_body">
      <style:text-properties fo:font-weight="normal" officeooo:rsid="0011ba45" officeooo:paragraph-rsid="0011ba45" style:font-weight-asian="normal" style:font-weight-complex="normal"/>
    </style:style>
    <style:style style:name="P11" style:family="paragraph" style:parent-style-name="Text_20_body">
      <style:text-properties officeooo:paragraph-rsid="000ca066"/>
    </style:style>
    <style:style style:name="P12" style:family="paragraph" style:parent-style-name="Text_20_body">
      <style:text-properties fo:font-weight="bold" officeooo:rsid="000f0e86" officeooo:paragraph-rsid="000f0e86" style:font-weight-asian="bold" style:font-weight-complex="bold"/>
    </style:style>
    <style:style style:name="P13" style:family="paragraph" style:parent-style-name="Text_20_body">
      <style:text-properties fo:font-weight="bold" officeooo:rsid="0010f124" officeooo:paragraph-rsid="0010f124" style:font-weight-asian="bold" style:font-weight-complex="bold"/>
    </style:style>
    <style:style style:name="P14" style:family="paragraph" style:parent-style-name="Text_20_body">
      <style:text-properties fo:font-weight="bold" officeooo:rsid="0010f124" officeooo:paragraph-rsid="0011ba45" style:font-weight-asian="bold" style:font-weight-complex="bold"/>
    </style:style>
    <style:style style:name="P15" style:family="paragraph" style:parent-style-name="Text_20_body">
      <style:text-properties officeooo:paragraph-rsid="000dd678"/>
    </style:style>
    <style:style style:name="P16" style:family="paragraph" style:parent-style-name="Text_20_body">
      <style:text-properties fo:font-size="14pt" fo:font-weight="bold" officeooo:rsid="000f0e86" officeooo:paragraph-rsid="000f0e86" style:font-weight-asian="bold" style:font-weight-complex="bold"/>
    </style:style>
    <style:style style:name="T1" style:family="text">
      <style:text-properties officeooo:rsid="000ab172"/>
    </style:style>
    <style:style style:name="T2" style:family="text">
      <style:text-properties fo:font-weight="normal" officeooo:rsid="0010f124" style:font-weight-asian="normal" style:font-weight-complex="normal"/>
    </style:style>
    <style:style style:name="T3" style:family="text">
      <style:text-properties officeooo:rsid="000ca066"/>
    </style:style>
    <style:style style:name="T4" style:family="text">
      <style:text-properties officeooo:rsid="0010f124"/>
    </style:style>
    <style:style style:name="T5" style:family="text">
      <style:text-properties officeooo:rsid="0011ba4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8_2108162262" text:style-name="Index_20_Link" text:visited-style-name="Index_20_Link">Dimensional Modeling Fundamentals<text:tab/>1</text:a></text:p>
          <text:p text:style-name="P2"><text:a xlink:type="simple" xlink:href="#__RefHeading___Toc110_2108162262" text:style-name="Index_20_Link" text:visited-style-name="Index_20_Link">Fundamental concepts<text:tab/>1</text:a></text:p>
          <text:p text:style-name="P2"><text:a xlink:type="simple" xlink:href="#__RefHeading___Toc218_2108162262" text:style-name="Index_20_Link" text:visited-style-name="Index_20_Link">Fact Table Techniques<text:tab/>1</text:a></text:p>
          <text:p text:style-name="P2"><text:a xlink:type="simple" xlink:href="#__RefHeading___Toc220_2108162262" text:style-name="Index_20_Link" text:visited-style-name="Index_20_Link">Dimension Table Techniques<text:tab/>1</text:a></text:p>
          <text:p text:style-name="P2"><text:a xlink:type="simple" xlink:href="#__RefHeading___Toc222_2108162262" text:style-name="Index_20_Link" text:visited-style-name="Index_20_Link">Integration via Conformed Dimensions<text:tab/>1</text:a></text:p>
          <text:p text:style-name="P2"><text:a xlink:type="simple" xlink:href="#__RefHeading___Toc224_2108162262" text:style-name="Index_20_Link" text:visited-style-name="Index_20_Link">Dealing with Slowly Changing Dimension Attributes<text:tab/>1</text:a></text:p>
          <text:p text:style-name="P2"><text:a xlink:type="simple" xlink:href="#__RefHeading___Toc226_2108162262" text:style-name="Index_20_Link" text:visited-style-name="Index_20_Link">Dealing with Dimension Hierarchies<text:tab/>1</text:a></text:p>
          <text:p text:style-name="P1"><text:a xlink:type="simple" xlink:href="#__RefHeading___Toc234_2108162262" text:style-name="Index_20_Link" text:visited-style-name="Index_20_Link">Industries<text:tab/>1</text:a></text:p>
          <text:p text:style-name="P2"><text:a xlink:type="simple" xlink:href="#__RefHeading___Toc236_2108162262" text:style-name="Index_20_Link" text:visited-style-name="Index_20_Link">Retail sales<text:tab/>1</text:a></text:p>
          <text:p text:style-name="P2"><text:a xlink:type="simple" xlink:href="#__RefHeading___Toc238_2108162262" text:style-name="Index_20_Link" text:visited-style-name="Index_20_Link">Inventory<text:tab/>2</text:a></text:p>
          <text:p text:style-name="P2"><text:a xlink:type="simple" xlink:href="#__RefHeading___Toc240_2108162262" text:style-name="Index_20_Link" text:visited-style-name="Index_20_Link">Procurement<text:tab/>2</text:a></text:p>
          <text:p text:style-name="P2"><text:a xlink:type="simple" xlink:href="#__RefHeading___Toc242_2108162262" text:style-name="Index_20_Link" text:visited-style-name="Index_20_Link">Order Management<text:tab/>2</text:a></text:p>
          <text:p text:style-name="P2"><text:a xlink:type="simple" xlink:href="#__RefHeading___Toc244_2108162262" text:style-name="Index_20_Link" text:visited-style-name="Index_20_Link">Accounting<text:tab/>2</text:a></text:p>
          <text:p text:style-name="P2"><text:a xlink:type="simple" xlink:href="#__RefHeading___Toc246_2108162262" text:style-name="Index_20_Link" text:visited-style-name="Index_20_Link">Customer Relationship Management<text:tab/>2</text:a></text:p>
          <text:p text:style-name="P2"><text:a xlink:type="simple" xlink:href="#__RefHeading___Toc248_2108162262" text:style-name="Index_20_Link" text:visited-style-name="Index_20_Link">Human Resources Management<text:tab/>2</text:a></text:p>
          <text:p text:style-name="P2"><text:a xlink:type="simple" xlink:href="#__RefHeading___Toc250_2108162262" text:style-name="Index_20_Link" text:visited-style-name="Index_20_Link">Financial Services<text:tab/>2</text:a></text:p>
          <text:p text:style-name="P2"><text:a xlink:type="simple" xlink:href="#__RefHeading___Toc252_2108162262" text:style-name="Index_20_Link" text:visited-style-name="Index_20_Link">Telecommunications<text:tab/>2</text:a></text:p>
          <text:p text:style-name="P2"><text:a xlink:type="simple" xlink:href="#__RefHeading___Toc254_2108162262" text:style-name="Index_20_Link" text:visited-style-name="Index_20_Link">Transportation<text:tab/>2</text:a></text:p>
          <text:p text:style-name="P2"><text:a xlink:type="simple" xlink:href="#__RefHeading___Toc256_2108162262" text:style-name="Index_20_Link" text:visited-style-name="Index_20_Link">Education<text:tab/>2</text:a></text:p>
          <text:p text:style-name="P2"><text:a xlink:type="simple" xlink:href="#__RefHeading___Toc258_2108162262" text:style-name="Index_20_Link" text:visited-style-name="Index_20_Link">Health Care<text:tab/>2</text:a></text:p>
          <text:p text:style-name="P2"><text:a xlink:type="simple" xlink:href="#__RefHeading___Toc260_2108162262" text:style-name="Index_20_Link" text:visited-style-name="Index_20_Link">Electronic Commerce<text:tab/>2</text:a></text:p>
          <text:p text:style-name="P2"><text:a xlink:type="simple" xlink:href="#__RefHeading___Toc262_2108162262" text:style-name="Index_20_Link" text:visited-style-name="Index_20_Link">Insurance<text:tab/>2</text:a></text:p>
        </text:index-body>
      </text:table-of-content>
      <text:h text:style-name="Heading_20_1" text:outline-level="1"><text:bookmark-start text:name="__RefHeading___Toc108_2108162262"/>Dimensional Modeling Fund<text:span text:style-name="T3">a</text:span>mentals<text:bookmark-end text:name="__RefHeading___Toc108_2108162262"/></text:h>
      <text:h text:style-name="Heading_20_2" text:outline-level="2"><text:bookmark-start text:name="__RefHeading___Toc110_2108162262"/>Fundamental concepts<text:bookmark-end text:name="__RefHeading___Toc110_2108162262"/></text:h>
      <text:p text:style-name="Text_20_body"/>
      <text:p text:style-name="P16">Four-step dimensional design process.</text:p>
      <text:p text:style-name="P12"><text:span text:style-name="T4">1. </text:span>select business process.</text:p>
      <text:p text:style-name="P12"><text:s/><text:span text:style-name="T2">Business process is what actually company does. In most cases it could be defined as some kind of action/operation I. e. making transactions, delivering products, distributing information and so on. </text:span></text:p>
      <text:p text:style-name="P13">2. Declare the Grain</text:p>
      <text:p text:style-name="P9">The grain is definition of a single row in fact table. For example fact table grain is Sales made by specific store on specific date. </text:p>
      <text:p text:style-name="P13"><text:span text:style-name="T5">3</text:span>. Identify Dimensions</text:p>
      <text:p text:style-name="P10">Dimensions usually describe some kind of business related event. For example a purchase. Dimension row should answer who, what, where, when, why and how. <text:s/></text:p>
      <text:p text:style-name="P14"><text:span text:style-name="T5">4</text:span>. Identify <text:span text:style-name="T5">facts</text:span></text:p>
      <text:h text:style-name="P5" text:outline-level="2"><text:bookmark-start text:name="__RefHeading___Toc218_2108162262"/><text:soft-page-break/><text:span text:style-name="T3">F</text:span><text:span text:style-name="T1">act Table Techniques</text:span><text:bookmark-end text:name="__RefHeading___Toc218_2108162262"/></text:h>
      <text:h text:style-name="P4" text:outline-level="2"><text:bookmark-start text:name="__RefHeading___Toc220_2108162262"/>Dimension Table Techniques<text:bookmark-end text:name="__RefHeading___Toc220_2108162262"/></text:h>
      <text:h text:style-name="P5" text:outline-level="2"><text:bookmark-start text:name="__RefHeading___Toc222_2108162262"/><text:span text:style-name="T1">Integration via Conformed Dimensions</text:span><text:bookmark-end text:name="__RefHeading___Toc222_2108162262"/></text:h>
      <text:h text:style-name="P7" text:outline-level="2"><text:bookmark-start text:name="__RefHeading___Toc224_2108162262"/><text:span text:style-name="T3">Dealing with Slowly Changing Dimension Attributes</text:span><text:bookmark-end text:name="__RefHeading___Toc224_2108162262"/></text:h>
      <text:h text:style-name="P7" text:outline-level="2"><text:bookmark-start text:name="__RefHeading___Toc226_2108162262"/><text:span text:style-name="T3">Dealing with Dimension Hierarchies</text:span><text:bookmark-end text:name="__RefHeading___Toc226_2108162262"/></text:h>
      <text:h text:style-name="P3" text:outline-level="1"><text:bookmark-start text:name="__RefHeading___Toc234_2108162262"/>Industries<text:bookmark-end text:name="__RefHeading___Toc234_2108162262"/></text:h>
      <text:p text:style-name="P11"/>
      <text:h text:style-name="P6" text:outline-level="2"><text:bookmark-start text:name="__RefHeading___Toc236_2108162262"/>Retail sales<text:bookmark-end text:name="__RefHeading___Toc236_2108162262"/></text:h>
      <text:p text:style-name="P11"/>
      <text:h text:style-name="P6" text:outline-level="2"><text:bookmark-start text:name="__RefHeading___Toc238_2108162262"/>Inventory<text:bookmark-end text:name="__RefHeading___Toc238_2108162262"/></text:h>
      <text:p text:style-name="P11"/>
      <text:h text:style-name="P6" text:outline-level="2"><text:bookmark-start text:name="__RefHeading___Toc240_2108162262"/>Procurement<text:bookmark-end text:name="__RefHeading___Toc240_2108162262"/></text:h>
      <text:p text:style-name="P11"/>
      <text:h text:style-name="P6" text:outline-level="2"><text:bookmark-start text:name="__RefHeading___Toc242_2108162262"/>Order Management<text:bookmark-end text:name="__RefHeading___Toc242_2108162262"/></text:h>
      <text:p text:style-name="P11"/>
      <text:h text:style-name="P6" text:outline-level="2"><text:bookmark-start text:name="__RefHeading___Toc244_2108162262"/>Accounting<text:bookmark-end text:name="__RefHeading___Toc244_2108162262"/></text:h>
      <text:p text:style-name="P11"/>
      <text:h text:style-name="P6" text:outline-level="2"><text:bookmark-start text:name="__RefHeading___Toc246_2108162262"/>Customer Relationship Management<text:bookmark-end text:name="__RefHeading___Toc246_2108162262"/></text:h>
      <text:p text:style-name="P11"/>
      <text:h text:style-name="P6" text:outline-level="2"><text:bookmark-start text:name="__RefHeading___Toc248_2108162262"/>Human Resources Management<text:bookmark-end text:name="__RefHeading___Toc248_2108162262"/></text:h>
      <text:p text:style-name="P11"/>
      <text:h text:style-name="P6" text:outline-level="2"><text:bookmark-start text:name="__RefHeading___Toc250_2108162262"/>Financial Services<text:bookmark-end text:name="__RefHeading___Toc250_2108162262"/></text:h>
      <text:p text:style-name="P11"/>
      <text:h text:style-name="P6" text:outline-level="2"><text:bookmark-start text:name="__RefHeading___Toc252_2108162262"/><text:soft-page-break/>Telecommunications<text:bookmark-end text:name="__RefHeading___Toc252_2108162262"/></text:h>
      <text:p text:style-name="P11"/>
      <text:h text:style-name="P6" text:outline-level="2"><text:bookmark-start text:name="__RefHeading___Toc254_2108162262"/>Transportation<text:bookmark-end text:name="__RefHeading___Toc254_2108162262"/></text:h>
      <text:p text:style-name="P11"/>
      <text:h text:style-name="P6" text:outline-level="2"><text:bookmark-start text:name="__RefHeading___Toc256_2108162262"/>Education<text:bookmark-end text:name="__RefHeading___Toc256_2108162262"/></text:h>
      <text:h text:style-name="P6" text:outline-level="2"><text:bookmark-start text:name="__RefHeading___Toc258_2108162262"/>Health Care<text:bookmark-end text:name="__RefHeading___Toc258_2108162262"/></text:h>
      <text:p text:style-name="P11"/>
      <text:h text:style-name="P6" text:outline-level="2"><text:bookmark-start text:name="__RefHeading___Toc260_2108162262"/>Electronic Commerce<text:bookmark-end text:name="__RefHeading___Toc260_2108162262"/></text:h>
      <text:p text:style-name="P11"/>
      <text:h text:style-name="P8" text:outline-level="2"><text:bookmark-start text:name="__RefHeading___Toc262_2108162262"/>Insurance <text:bookmark-end text:name="__RefHeading___Toc262_2108162262"/></text:h>
      <text:p text:style-name="P15"/>
      <text:h text:style-name="Heading_20_1" text:outline-level="1">Kimball Lifecycle Overview</text:h>
      <text:p text:style-name="Text_20_body"/>
      <text:h text:style-name="Heading_20_1" text:outline-level="1">Dimensional Modeling Process and Tasks</text:h>
      <text:p text:style-name="Text_20_body"/>
      <text:h text:style-name="Heading_20_1" text:outline-level="1">ETL Subsystems and Techniques</text:h>
      <text:p text:style-name="Text_20_body"/>
      <text:h text:style-name="Heading_20_1" text:outline-level="1">ETL System Design and Development Process and Tasks</text:h>
      <text:p text:style-name="Text_20_body"/>
      <text:h text:style-name="Heading_20_1" text:outline-level="1">Big Data Analytics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2T18:55:45.274931212</dc:date>
    <meta:editing-duration>PT14M12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3" meta:paragraph-count="58" meta:word-count="243" meta:character-count="1722" meta:non-whitespace-character-count="1531"/>
  </office:meta>
</office:document-meta>
</file>